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o stretchy="false">[</mo>
          <mrow>
            <msubsup>
              <mi>S</mi>
              <mi>N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  <mo stretchy="false">]</mo>
        </mrow>
        <mn>2</mn>
      </msup>
      <mrow>
        <mi/>
        <mo stretchy="false">=</mo>
        <mi/>
      </mrow>
      <msubsup>
        <mi>S</mi>
        <mi>N</mi>
        <mrow>
          <mrow>
            <mo stretchy="false">(</mo>
            <mrow>
              <mn>0</mn>
            </mrow>
            <mo stretchy="false">)</mo>
          </mrow>
        </mrow>
      </msubsup>
      <mi/>
      <mfenced open="(" close=")">
        <mrow>
          <msub>
            <mrow>
              <mstyle mathvariant="bold">
                <mrow>
                  <mn>1</mn>
                </mrow>
              </mstyle>
            </mrow>
            <mi>N</mi>
          </msub>
          <mrow>
            <mi/>
            <mo stretchy="false">−</mo>
            <mi/>
          </mrow>
          <msubsup>
            <mi>S</mi>
            <mi>N</mi>
            <mrow>
              <mrow>
                <mo stretchy="false">(</mo>
                <mrow>
                  <mrow>
                    <mi/>
                    <mo stretchy="false">+</mo>
                    <mi/>
                  </mrow>
                </mrow>
                <mo stretchy="false">)</mo>
              </mrow>
            </mrow>
          </msubsup>
          <mrow>
            <mi/>
            <mo stretchy="false">−</mo>
            <mi/>
          </mrow>
          <msubsup>
            <mi>S</mi>
            <mi>N</mi>
            <mrow>
              <mrow>
                <mo stretchy="false">(</mo>
                <mrow>
                  <mrow>
                    <mi/>
                    <mo stretchy="false">−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subsup>
        <mi>S</mi>
        <mi>N</mi>
        <mrow>
          <mrow>
            <mo stretchy="false">(</mo>
            <mrow>
              <mn>0</mn>
            </mrow>
            <mo stretchy="false">)</mo>
          </mrow>
        </mrow>
      </msubsup>
    </mrow>
    <annotation encoding="StarMath 5.0">[S _N ^{(0)}] ^2 
~=~ 
S _N ^{(0)} 
` 
left ( 
 {bold 1} _N ~-~ S _N ^{(`+`)} ~-~ S _N ^{(`-`)} 
right ) 
~=~ 
S _N ^{(0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46:33.094000000</meta:creation-date>
    <meta:generator>LibreOffice/4.1.4.2$Windows_x86 LibreOffice_project/0a0440ccc0227ad9829de5f46be37cfb6edcf72</meta:generator>
  </office:meta>
</office:document-meta>
</file>